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a987" officeooo:paragraph-rsid="0009a987"/>
    </style:style>
    <style:style style:name="P2" style:family="paragraph" style:parent-style-name="Standard">
      <style:paragraph-properties fo:text-align="center" style:justify-single-word="false"/>
      <style:text-properties officeooo:rsid="0009a987" officeooo:paragraph-rsid="0009a987"/>
    </style:style>
    <style:style style:name="P3" style:family="paragraph" style:parent-style-name="Standard">
      <style:paragraph-properties fo:text-align="start" style:justify-single-word="false"/>
      <style:text-properties officeooo:rsid="0009a987" officeooo:paragraph-rsid="0009a987"/>
    </style:style>
    <style:style style:name="P4" style:family="paragraph" style:parent-style-name="Standard">
      <style:text-properties officeooo:rsid="0009e7f8" officeooo:paragraph-rsid="0009e7f8"/>
    </style:style>
    <style:style style:name="P5" style:family="paragraph" style:parent-style-name="Standard">
      <style:text-properties officeooo:rsid="000bc4b1" officeooo:paragraph-rsid="000bc4b1"/>
    </style:style>
    <style:style style:name="P6" style:family="paragraph" style:parent-style-name="Standard">
      <style:text-properties officeooo:rsid="000e89b4" officeooo:paragraph-rsid="000e89b4"/>
    </style:style>
    <style:style style:name="P7" style:family="paragraph" style:parent-style-name="Standard">
      <style:paragraph-properties fo:break-before="page"/>
      <style:text-properties officeooo:rsid="0009a987" officeooo:paragraph-rsid="0009a987"/>
    </style:style>
    <style:style style:name="P8" style:family="paragraph" style:parent-style-name="Table_20_Contents">
      <style:paragraph-properties fo:text-align="center" style:justify-single-word="false"/>
      <style:text-properties officeooo:rsid="0009a987" officeooo:paragraph-rsid="0009a987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9a987" officeooo:paragraph-rsid="0009a987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9e7f8" officeooo:paragraph-rsid="0009e7f8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bc4b1" officeooo:paragraph-rsid="000bc4b1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officeooo:rsid="0009e7f8" officeooo:paragraph-rsid="0009e7f8"/>
    </style:style>
    <style:style style:name="P13" style:family="paragraph" style:parent-style-name="Table_20_Contents">
      <style:paragraph-properties fo:text-align="center" style:justify-single-word="false"/>
      <style:text-properties officeooo:rsid="000e89b4" officeooo:paragraph-rsid="000e89b4"/>
    </style:style>
    <style:style style:name="P14" style:family="paragraph" style:parent-style-name="Standard">
      <style:paragraph-properties fo:text-align="start" style:justify-single-word="false"/>
      <style:text-properties officeooo:paragraph-rsid="0009a987"/>
    </style:style>
    <style:style style:name="P15" style:family="paragraph" style:parent-style-name="Standard">
      <style:paragraph-properties fo:text-align="start" style:justify-single-word="false"/>
      <style:text-properties officeooo:rsid="0009a987" officeooo:paragraph-rsid="0009a987"/>
    </style:style>
    <style:style style:name="P16" style:family="paragraph" style:parent-style-name="Standard">
      <style:text-properties officeooo:rsid="0009e7f8" officeooo:paragraph-rsid="0009e7f8"/>
    </style:style>
    <style:style style:name="T1" style:family="text">
      <style:text-properties officeooo:rsid="0009e7f8"/>
    </style:style>
    <style:style style:name="T2" style:family="text">
      <style:text-properties officeooo:rsid="000bd062"/>
    </style:style>
    <style:style style:name="T3" style:family="text">
      <style:text-properties officeooo:rsid="000e89b4"/>
    </style:style>
    <style:style style:name="T4" style:family="text">
      <style:text-properties officeooo:rsid="001070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remy Holloway</text:p>
      <text:p text:style-name="P1">CPSC-4620-001</text:p>
      <text:p text:style-name="P1">6/10/2019</text:p>
      <text:p text:style-name="P1"/>
      <text:p text:style-name="P2">Homework #4</text:p>
      <text:p text:style-name="P2"/>
      <text:p text:style-name="P3">1. Who works on the reorganization project?</text:p>
      <text:p text:style-name="P3"/>
      <text:p text:style-name="P3">SELECT Fname, Lname</text:p>
      <text:p text:style-name="P3">FROM EMPLOYEE</text:p>
      <text:p text:style-name="P3">WHERE Ssn IN (SELECT Essn</text:p>
      <text:p text:style-name="P3"><text:tab/><text:tab/> <text:s text:c="4"/>FROM WORKS_ON</text:p>
      <text:p text:style-name="P3"><text:tab/><text:tab/> <text:s text:c="4"/>WHERE Pno IN (SELECT Pnumber</text:p>
      <text:p text:style-name="P3"><text:tab/><text:tab/><text:tab/><text:tab/><text:tab/>FROM PROJECT</text:p>
      <text:p text:style-name="P3"><text:tab/><text:tab/><text:tab/><text:tab/><text:tab/>WHERE Pname = ‘Reorganization’));</text:p>
      <text:p text:style-name="P3"/>
      <text:p text:style-name="P3">2. Who works on a project that is located in Stafford? Do not show any repeated names.</text:p>
      <text:p text:style-name="P3"/>
      <text:p text:style-name="P3">SELECT <text:span text:style-name="T1">DISTINCT</text:span> Fname, Lname</text:p>
      <text:p text:style-name="P3">FROM EMPLOYEE</text:p>
      <text:p text:style-name="P3">WHERE Ssn IN (SELECT Essn</text:p>
      <text:p text:style-name="P3"><text:tab/><text:tab/> <text:s text:c="4"/>FROM WORKS_ON</text:p>
      <text:p text:style-name="P3"><text:tab/><text:tab/> <text:s text:c="4"/>WHERE Pno IN (SELECT Pnumber</text:p>
      <text:p text:style-name="P3"><text:tab/><text:tab/><text:tab/><text:tab/><text:tab/>FROM PROJECT</text:p>
      <text:p text:style-name="P3"><text:tab/><text:tab/><text:tab/><text:tab/><text:tab/>WHERE Plocation = ‘Stafford’));</text:p>
      <text:p text:style-name="P14"/>
      <text:p text:style-name="P1"/>
      <text:p text:style-name="P7">3. Which employees have a daughter, and what is that daughter’s name?</text:p>
      <text:p text:style-name="P1"/>
      <text:p text:style-name="P4">SELECT Fname, Lname, Dependent_name</text:p>
      <text:p text:style-name="P4">FROM (DEPENDENT JOIN EMPLOYEE ON Essn = Ssn)</text:p>
      <text:p text:style-name="P4">WHERE Relationship = ‘Daughter’;</text:p>
      <text:p text:style-name="P4"/>
      <text:p text:style-name="P4">4. Tell me the names and addresses of all the managers, as wells as the number of dependents they have (even if they have zero dependents).</text:p>
      <text:p text:style-name="P4"/>
      <text:p text:style-name="P5">SELECT Fname, Lname, Address, <text:span text:style-name="T2">COUNT(Dependent_name) AS Dependents_no</text:span></text:p>
      <text:p text:style-name="P5">FROM <text:span text:style-name="T2">(</text:span>EMPLOYEE <text:span text:style-name="T3">LEFT OUTER </text:span>JOIN D<text:span text:style-name="T2">EPENDENT ON Essn = Ssn)</text:span></text:p>
      <text:p text:style-name="P5">WHERE Ssn <text:span text:style-name="T2">= Mgr_ssn;</text:span></text:p>
      <text:p text:style-name="P4"/>
      <text:p text:style-name="P6">5. Show me the names of all employees who have a supervisor.</text:p>
      <text:p text:style-name="P6"/>
      <text:p text:style-name="P6">SELECT Fname, Lname, <text:span text:style-name="T4">COUNT(Super_ssn)</text:span></text:p>
      <text:p text:style-name="P6">FROM EMPLOY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09:30:05.788203836</meta:creation-date>
    <dc:date>2019-06-07T11:32:28.948890383</dc:date>
    <meta:editing-duration>PT1H29M13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31" meta:word-count="170" meta:character-count="1090" meta:non-whitespace-character-count="903"/>
  </office:meta>
</office:document-meta>
</file>